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PStyleRegion.getEndCol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EPStyleRegion.getEndRow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EPStyleRegion.EPStyleReg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EPStyleRegion.initialize( final Attribute [ ] attributes , final ElementProcessor par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EPStyleRegion.getStartCol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EPStyleRegion.getSty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PStyleRegion.getColorHas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PStyleRegion.getStartRow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EPStyleRegion.isVal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PStyleRegion.getArea( CellRangeAddress cellRangeAddre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